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ch2_options="{'Style': 'arduino', 'Language': 'Bash', 'UseCharStyles': 0, 'LineNumberRatio': 100, 'LineNumberStart': 1, 'MasterCharStyle': '', 'ShowLineNumbers': 0, 'ColourizeBackground': 1, 'LineNumberSeparator': '  ', 'LineNumberPaddingSymbol': '', 'StoreOptionsWithSnippet': 1}" fo:line-height="100%" fo:background-color="#ffffff"/>
      <style:text-properties style:use-window-font-color="true" loext:opacity="0%" style:font-name="JetBrains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2" style:family="paragraph" style:parent-style-name="Standard">
      <loext:graphic-properties draw:fill="solid" draw:fill-color="#ffffff" draw:opacity="100%"/>
      <style:paragraph-properties ch2_options="{'Style': 'arduino', 'Language': 'Bash', 'UseCharStyles': 0, 'LineNumberRatio': 100, 'LineNumberStart': 1, 'MasterCharStyle': '', 'ShowLineNumbers': 0, 'ColourizeBackground': 1, 'LineNumberSeparator': '  ', 'LineNumberPaddingSymbol': '', 'StoreOptionsWithSnippet': 1}" fo:line-height="100%" fo:background-color="#ffffff"/>
      <style:text-properties fo:color="#000000" loext:opacity="100%" style:font-name="JetBrains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3" style:family="paragraph" style:parent-style-name="Standard">
      <loext:graphic-properties draw:fill="solid" draw:fill-color="#ffffff" draw:opacity="100%"/>
      <style:paragraph-properties ch2_options="{'Style': 'arduino', 'Language': 'Bash', 'UseCharStyles': 0, 'LineNumberRatio': 100, 'LineNumberStart': 1, 'MasterCharStyle': '', 'ShowLineNumbers': 0, 'ColourizeBackground': 1, 'LineNumberSeparator': '  ', 'LineNumberPaddingSymbol': '', 'StoreOptionsWithSnippet': 1}" fo:line-height="100%" fo:background-color="#ffffff"/>
      <style:text-properties style:use-window-font-color="true" loext:opacity="0%" style:font-name="JetBrains Mono" fo:font-size="8pt" fo:language="zxx" fo:country="none" fo:font-style="normal" style:text-underline-style="none" fo:font-weight="normal" officeooo:paragraph-rsid="00038f4b" fo:background-color="transparent" style:font-size-asian="8pt" style:font-size-complex="8pt"/>
    </style:style>
    <style:style style:name="P4" style:family="paragraph" style:parent-style-name="Standard">
      <loext:graphic-properties draw:fill="solid" draw:fill-color="#ffffff" draw:opacity="100%"/>
      <style:paragraph-properties ch2_options="{'Style': 'arduino', 'Language': 'Bash', 'UseCharStyles': 0, 'LineNumberRatio': 100, 'LineNumberStart': 1, 'MasterCharStyle': '', 'ShowLineNumbers': 0, 'ColourizeBackground': 1, 'LineNumberSeparator': '  ', 'LineNumberPaddingSymbol': '', 'StoreOptionsWithSnippet': 1}" fo:line-height="150%" fo:background-color="#ffffff"/>
      <style:text-properties fo:color="#000000" loext:opacity="100%" style:font-name="JetBrains Mono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1" style:family="text">
      <style:text-properties fo:color="#000000" loext:opacity="100%"/>
    </style:style>
    <style:style style:name="T2" style:family="text">
      <style:text-properties fo:color="#728e00" loext:opacity="100%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color="#8a7b52" loext:opacity="100%"/>
    </style:style>
    <style:style style:name="T5" style:family="text">
      <style:text-properties fo:color="#7f8c8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~$ </text:span><text:span text:style-name="T2">pwd</text:span></text:p>
      <text:p text:style-name="P2">/home/user<text:span text:style-name="T3"/></text:p>
      <text:p text:style-name="P1"><text:span text:style-name="T1">~$ </text:span><text:span text:style-name="T2">cd</text:span><text:span text:style-name="T1"> ~</text:span></text:p>
      <text:p text:style-name="P1"><text:span text:style-name="T1">~$ mkdir LabProject</text:span></text:p>
      <text:p text:style-name="P1"><text:span text:style-name="T1">~$ </text:span><text:span text:style-name="T2">cd</text:span><text:span text:style-name="T1"> LabProject/</text:span></text:p>
      <text:p text:style-name="P1"><text:span text:style-name="T1">~/LabProject$ touch notes.txt .hiddenfile</text:span></text:p>
      <text:p text:style-name="P1"><text:span text:style-name="T1">~/LabProject$ ls -a</text:span></text:p>
      <text:p text:style-name="P1"><text:span text:style-name="T1">. <text:s/>.. <text:s/>.hiddenfile <text:s/>notes.txt</text:span></text:p>
      <text:p text:style-name="P1"><text:span text:style-name="T1">~/LabProject$ ls -l</text:span></text:p>
      <text:p text:style-name="P1"><text:span text:style-name="T1">total </text:span><text:span text:style-name="T4">1</text:span></text:p>
      <text:p text:style-name="P1"><text:span text:style-name="T1">-rw-r--r-- </text:span><text:span text:style-name="T4">1</text:span><text:span text:style-name="T1"> user user </text:span><text:span text:style-name="T4">0</text:span><text:span text:style-name="T1"> Aug <text:s/></text:span><text:span text:style-name="T4">5</text:span><text:span text:style-name="T1"> </text:span><text:span text:style-name="T4">20</text:span><text:span text:style-name="T1">:29 notes.txt</text:span></text:p>
      <text:p text:style-name="P1"><text:span text:style-name="T1">~/LabProject$ mkdir Temo</text:span></text:p>
      <text:p text:style-name="P1"><text:span text:style-name="T1">~/LabProject$ rm Temo/</text:span></text:p>
      <text:p text:style-name="P1"><text:span text:style-name="T1">rm: cannot remove </text:span><text:span text:style-name="T5">'Temo/'</text:span><text:span text:style-name="T1">: Is a directory</text:span></text:p>
      <text:p text:style-name="P1"><text:span text:style-name="T1">~/LabProject$ rm -rf Temo/</text:span></text:p>
      <text:p text:style-name="P1"><text:span text:style-name="T1">~/LabProject$ mkdir Temp</text:span></text:p>
      <text:p text:style-name="P1"><text:span text:style-name="T1">~/LabProject$ ls</text:span></text:p>
      <text:p text:style-name="P1"><text:span text:style-name="T1">Temp <text:s/>notes.txt</text:span></text:p>
      <text:p text:style-name="P1"><text:span text:style-name="T1">~/LabProject$ </text:span><text:span text:style-name="T2">echo</text:span><text:span text:style-name="T1"> </text:span><text:span text:style-name="T5">"This is my lab file."</text:span><text:span text:style-name="T1"> &gt;&gt; notes.txt </text:span></text:p>
      <text:p text:style-name="P1"><text:span text:style-name="T1">~/LabProject$ cat notes.txt </text:span></text:p>
      <text:p text:style-name="P1"><text:span text:style-name="T1">This is my lab file.</text:span></text:p>
      <text:p text:style-name="P1"><text:span text:style-name="T1">~/LabProject$ cp notes.txt Temp/copy_notes.txt</text:span></text:p>
      <text:p text:style-name="P1"><text:span text:style-name="T1">~/LabProject$ mv Temp/copy_notes.txt Temp/final_notes.txt</text:span></text:p>
      <text:p text:style-name="P1"><text:span text:style-name="T1">~/LabProject$ mv Temp/final_notes.txt .</text:span></text:p>
      <text:p text:style-name="P1"><text:span text:style-name="T1">~/LabProject$ rmdir Temp/</text:span></text:p>
      <text:p text:style-name="P1"><text:span text:style-name="T1">~/LabProject$ ls</text:span></text:p>
      <text:p text:style-name="P1"><text:span text:style-name="T1">final_notes.txt <text:s/>notes.txt</text:span></text:p>
      <text:p text:style-name="P1"><text:span text:style-name="T1">~/LabProject$ chmod </text:span><text:span text:style-name="T4">444</text:span><text:span text:style-name="T1"> notes.txt</text:span></text:p>
      <text:p text:style-name="P1"><text:span text:style-name="T1">~/LabProject$ ls -l</text:span></text:p>
      <text:p text:style-name="P1"><text:span text:style-name="T1">total </text:span><text:span text:style-name="T4">2</text:span></text:p>
      <text:p text:style-name="P1"><text:span text:style-name="T1">-rw-r--r-- </text:span><text:span text:style-name="T4">1</text:span><text:span text:style-name="T1"> user user </text:span><text:span text:style-name="T4">21</text:span><text:span text:style-name="T1"> Aug <text:s/></text:span><text:span text:style-name="T4">5</text:span><text:span text:style-name="T1"> </text:span><text:span text:style-name="T4">20</text:span><text:span text:style-name="T1">:31 final_notes.txt</text:span></text:p>
      <text:p text:style-name="P1"><text:span text:style-name="T1">-r--r--r-- </text:span><text:span text:style-name="T4">1</text:span><text:span text:style-name="T1"> user user </text:span><text:span text:style-name="T4">21</text:span><text:span text:style-name="T1"> Aug <text:s/></text:span><text:span text:style-name="T4">5</text:span><text:span text:style-name="T1"> </text:span><text:span text:style-name="T4">20</text:span><text:span text:style-name="T1">:30 notes.txt</text:span></text:p>
      <text:p text:style-name="P3"><text:span text:style-name="T1">~/LabProject$ sudo chown student final_notes.txt </text:span></text:p>
      <text:p text:style-name="P2">╔═══════════════════════════════════════════════════════════════════╗<text:span text:style-name="T3"/></text:p>
      <text:p text:style-name="P1"><text:span text:style-name="T1">║ <text:s/>⚠ <text:s text:c="10"/>STOP: YOUR ARE NOT AN ADMINISTRATOR <text:s text:c="14"/>⚠ <text:s/>║</text:span></text:p>
      <text:p text:style-name="P2">╠═══════════════════════════════════════════════════════════════════╣<text:span text:style-name="T3"/></text:p>
      <text:p text:style-name="P1"><text:span text:style-name="T1">║ It is not possible to gain elevated privileges – neither via <text:s text:c="5"/>║</text:span></text:p>
      <text:p text:style-name="P1"><text:span text:style-name="T1">║ sudo nor any other mechanism. CoCalc projects run </text:span><text:span text:style-name="T2">in</text:span><text:span text:style-name="T1"> heavily <text:s text:c="5"/>║</text:span></text:p>
      <text:p text:style-name="P1"><text:span text:style-name="T1">║ restricted containers </text:span><text:span text:style-name="T2">for</text:span><text:span text:style-name="T1"> security reasons! <text:s text:c="22"/>║</text:span></text:p>
      <text:p text:style-name="P2">╟───────────────────────────────────────────────────────────────────╢<text:span text:style-name="T3"/></text:p>
      <text:p text:style-name="P1"><text:span text:style-name="T1">║ However, you can become admin </text:span><text:span text:style-name="T2">in</text:span><text:span text:style-name="T1"> a 𝗖𝗢𝗠𝗣𝗨𝗧𝗘 𝗦𝗘𝗥𝗩𝗘𝗥! <text:s text:c="15"/>║</text:span></text:p>
      <text:p text:style-name="P1"><text:span text:style-name="T1">║ Learn more here: <text:s text:c="6"/>https://doc.cocalc.com/compute_server.html ║</text:span></text:p>
      <text:p text:style-name="P2">╟───────────────────────────────────────────────────────────────────╢<text:span text:style-name="T3"/></text:p>
      <text:p text:style-name="P1"><text:span text:style-name="T1">║ In </text:span><text:span text:style-name="T2">case</text:span><text:span text:style-name="T1"> you want to install some software: <text:s text:c="23"/>║</text:span></text:p>
      <text:p text:style-name="P1"><text:span text:style-name="T1">║ Python: pip3 install --user </text:span><text:span text:style-name="T2">[</text:span><text:span text:style-name="T1">pkgname</text:span><text:span text:style-name="T2">]</text:span><text:span text:style-name="T1"> <text:s text:c="28"/>║</text:span></text:p>
      <text:p text:style-name="P1"><text:span text:style-name="T1">║ <text:s text:c="8"/>https://doc.cocalc.com/howto/install-python-lib.html <text:s text:c="5"/>║</text:span></text:p>
      <text:p text:style-name="P1"><text:span text:style-name="T1">║ Node: <text:s text:c="2"/>npm </text:span><text:span text:style-name="T2">[</text:span><text:span text:style-name="T1">pkg</text:span><text:span text:style-name="T2">]</text:span><text:span text:style-name="T1"> instead of sudo npm -g </text:span><text:span text:style-name="T2">[</text:span><text:span text:style-name="T1">pkg</text:span><text:span text:style-name="T2">]</text:span><text:span text:style-name="T1"> <text:s text:c="19"/>║</text:span></text:p>
      <text:p text:style-name="P1"><text:span text:style-name="T1">║ R: <text:s text:c="5"/>open Terminal, run R, and </text:span><text:span text:style-name="T2">then</text:span><text:span text:style-name="T1"> install.package</text:span><text:span text:style-name="T2">(</text:span><text:span text:style-name="T1">...</text:span><text:span text:style-name="T2">)</text:span><text:span text:style-name="T1"> <text:s text:c="6"/>║</text:span></text:p>
      <text:p text:style-name="P1"><text:span text:style-name="T1">║ <text:s text:c="8"/>https://doc.cocalc.com/howto/install-r-package.html <text:s text:c="6"/>║</text:span></text:p>
      <text:p text:style-name="P1"><text:span text:style-name="T1">║ Build: <text:s/>./configure --prefix</text:span><text:span text:style-name="T2">=</text:span><text:span text:style-name="T1">~/.local </text:span><text:span text:style-name="T2">&amp;&amp;</text:span><text:span text:style-name="T1"> make </text:span><text:span text:style-name="T2">&amp;&amp;</text:span><text:span text:style-name="T1"> make install <text:s text:c="4"/>║</text:span></text:p>
      <text:p text:style-name="P1"><text:span text:style-name="T1">║ Hint: it might already be available: https://cocalc.com/software <text:s/>║</text:span></text:p>
      <text:p text:style-name="P2">╟───────────────────────────────────────────────────────────────────╢<text:span text:style-name="T3"/></text:p>
      <text:p text:style-name="P1"><text:span text:style-name="T1">║ Support: help@cocalc.com – </text:span><text:span text:style-name="T2">for</text:span><text:span text:style-name="T1"> global software install requests <text:s text:c="2"/>║</text:span></text:p>
      <text:p text:style-name="P2">╚═══════════════════════════════════════════════════════════════════╝<text:span text:style-name="T3"/></text:p>
      <text:p text:style-name="P4"/>
      <text:p text:style-name="P1"><text:span text:style-name="T1">~/LabProject$ ls -l <text:s text:c="2"/></text:span></text:p>
      <text:p text:style-name="P1"><text:span text:style-name="T1">total </text:span><text:span text:style-name="T4">2</text:span></text:p>
      <text:p text:style-name="P1"><text:span text:style-name="T1">-rw-r--r-- </text:span><text:span text:style-name="T4">1</text:span><text:span text:style-name="T1"> user user </text:span><text:span text:style-name="T4">21</text:span><text:span text:style-name="T1"> Aug <text:s/></text:span><text:span text:style-name="T4">5</text:span><text:span text:style-name="T1"> </text:span><text:span text:style-name="T4">20</text:span><text:span text:style-name="T1">:31 final_notes.txt</text:span></text:p>
      <text:p text:style-name="P1"><text:span text:style-name="T1">-r--r--r-- </text:span><text:span text:style-name="T4">1</text:span><text:span text:style-name="T1"> user user </text:span><text:span text:style-name="T4">21</text:span><text:span text:style-name="T1"> Aug <text:s/></text:span><text:span text:style-name="T4">5</text:span><text:span text:style-name="T1"> </text:span><text:span text:style-name="T4">20</text:span><text:span text:style-name="T1">:30 notes.txt</text:span></text:p>
      <text:p text:style-name="P1"><text:span text:style-name="T1">~/LabProject$ rm .hiddenfile</text:span></text:p>
      <text:p text:style-name="P1"><text:span text:style-name="T1">~/LabProject$ ls -a <text:s text:c="2"/></text:span></text:p>
      <text:p text:style-name="P1"><text:span text:style-name="T1">. <text:s/>.. <text:s/>final_notes.txt <text:s/>notes.txt</text:span></text:p>
      <text:p text:style-name="P1"><text:span text:style-name="T1">~/LabProject$ </text:span><text:span text:style-name="T2">cd</text:span><text:span text:style-name="T1"> ..</text:span></text:p>
      <text:p text:style-name="P1"><text:span text:style-name="T1">~$ </text:span><text:span text:style-name="T2">pwd</text:span><text:span text:style-name="T1"> </text:span></text:p>
      <text:p text:style-name="P2">/home/us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02:37:10.556639100</meta:creation-date>
    <meta:print-date>2025-08-06T02:40:11.215033800</meta:print-date>
    <dc:date>2025-08-06T02:40:13.748014100</dc:date>
    <meta:editing-duration>PT3M4S</meta:editing-duration>
    <meta:editing-cycles>1</meta:editing-cycles>
    <meta:document-statistic meta:table-count="0" meta:image-count="0" meta:object-count="0" meta:page-count="1" meta:paragraph-count="64" meta:word-count="313" meta:character-count="2610" meta:non-whitespace-character-count="2148"/>
    <meta:generator>LibreOffice/25.8.0.1$Windows_X86_64 LibreOffice_project/127f2cf27c25aaac008a1045ebfed22015cb3064</meta:generator>
  </office:meta>
</office:document-meta>
</file>